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consolata" svg:font-family="Inconsolata, Monaco, Consolas, 'Courier New', Courier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enlo, monospace"/>
  </office:font-face-decls>
  <office:automatic-styles>
    <style:style style:name="P1" style:family="paragraph" style:parent-style-name="Standard">
      <style:text-properties fo:font-weight="bold" officeooo:rsid="0009603f" officeooo:paragraph-rsid="0009603f" style:font-weight-asian="bold" style:font-weight-complex="bold"/>
    </style:style>
    <style:style style:name="P2" style:family="paragraph" style:parent-style-name="Standard">
      <style:text-properties fo:font-weight="bold" officeooo:rsid="000a36ba" officeooo:paragraph-rsid="000a36ba" style:font-weight-asian="bold" style:font-weight-complex="bold"/>
    </style:style>
    <style:style style:name="P3" style:family="paragraph" style:parent-style-name="Standard">
      <style:text-properties fo:font-weight="normal" officeooo:rsid="0009603f" officeooo:paragraph-rsid="0009603f" style:font-weight-asian="normal" style:font-weight-complex="normal"/>
    </style:style>
    <style:style style:name="P4" style:family="paragraph" style:parent-style-name="Standard">
      <style:text-properties fo:font-weight="normal" officeooo:rsid="000a36ba" officeooo:paragraph-rsid="000a36ba" style:font-weight-asian="normal" style:font-weight-complex="normal"/>
    </style:style>
    <style:style style:name="P5" style:family="paragraph" style:parent-style-name="Standard">
      <style:text-properties officeooo:paragraph-rsid="000a36ba"/>
    </style:style>
    <style:style style:name="P6" style:family="paragraph" style:parent-style-name="Standard">
      <style:text-properties officeooo:rsid="000c711b" officeooo:paragraph-rsid="00169d50"/>
    </style:style>
    <style:style style:name="P7" style:family="paragraph" style:parent-style-name="Standard">
      <style:text-properties officeooo:rsid="000c8093" officeooo:paragraph-rsid="00169d50"/>
    </style:style>
    <style:style style:name="P8" style:family="paragraph" style:parent-style-name="Heading_20_2">
      <style:text-properties fo:font-weight="bold" officeooo:rsid="000a552b" officeooo:paragraph-rsid="000a552b" style:font-weight-asian="bold" style:font-weight-complex="bold"/>
    </style:style>
    <style:style style:name="P9" style:family="paragraph" style:parent-style-name="Standard">
      <style:text-properties officeooo:rsid="00175720" officeooo:paragraph-rsid="00175720"/>
    </style:style>
    <style:style style:name="P10" style:family="paragraph" style:parent-style-name="Standard">
      <style:text-properties officeooo:rsid="00175720" officeooo:paragraph-rsid="0021de2a"/>
    </style:style>
    <style:style style:name="P11" style:family="paragraph" style:parent-style-name="Standard">
      <style:text-properties officeooo:paragraph-rsid="00175720"/>
    </style:style>
    <style:style style:name="P12" style:family="paragraph" style:parent-style-name="Standard">
      <style:text-properties fo:font-weight="bold" officeooo:paragraph-rsid="00175720" style:font-weight-asian="bold" style:font-weight-complex="bold"/>
    </style:style>
    <style:style style:name="P13" style:family="paragraph" style:parent-style-name="Standard">
      <style:text-properties fo:font-weight="bold" officeooo:rsid="00175720" officeooo:paragraph-rsid="00175720" style:font-weight-asian="bold" style:font-weight-complex="bold"/>
    </style:style>
    <style:style style:name="P14" style:family="paragraph" style:parent-style-name="Standard">
      <style:text-properties fo:font-weight="bold" officeooo:rsid="000a552b" officeooo:paragraph-rsid="000a552b" style:font-weight-asian="bold" style:font-weight-complex="bold"/>
    </style:style>
    <style:style style:name="P15" style:family="paragraph" style:parent-style-name="Standard">
      <style:text-properties fo:font-weight="bold" officeooo:rsid="00188dad" officeooo:paragraph-rsid="00188dad" style:font-weight-asian="bold" style:font-weight-complex="bold"/>
    </style:style>
    <style:style style:name="P16" style:family="paragraph" style:parent-style-name="Standard">
      <style:text-properties fo:font-weight="bold" officeooo:rsid="001a6286" officeooo:paragraph-rsid="001a6286" style:font-weight-asian="bold" style:font-weight-complex="bold"/>
    </style:style>
    <style:style style:name="P17" style:family="paragraph" style:parent-style-name="Standard">
      <style:text-properties fo:font-weight="normal" officeooo:paragraph-rsid="00175720" style:font-weight-asian="normal" style:font-weight-complex="normal"/>
    </style:style>
    <style:style style:name="P18" style:family="paragraph" style:parent-style-name="Standard">
      <style:text-properties fo:font-weight="normal" officeooo:rsid="00175720" officeooo:paragraph-rsid="00175720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8197e" officeooo:paragraph-rsid="0018197e" style:font-weight-asian="normal" style:font-weight-complex="normal"/>
    </style:style>
    <style:style style:name="P20" style:family="paragraph" style:parent-style-name="Standard">
      <style:text-properties fo:font-weight="normal" officeooo:rsid="00188dad" officeooo:paragraph-rsid="00188dad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1b3e1a" officeooo:paragraph-rsid="001b3e1a" style:font-weight-asian="normal" style:font-weight-complex="normal"/>
    </style:style>
    <style:style style:name="P22" style:family="paragraph" style:parent-style-name="Standard">
      <style:text-properties fo:font-weight="normal" officeooo:rsid="001fad04" style:font-weight-asian="normal" style:font-weight-complex="normal"/>
    </style:style>
    <style:style style:name="P23" style:family="paragraph" style:parent-style-name="Standard">
      <style:text-properties officeooo:paragraph-rsid="00188dad"/>
    </style:style>
    <style:style style:name="P24" style:family="paragraph" style:parent-style-name="Standard">
      <style:text-properties officeooo:rsid="001a1dbe" officeooo:paragraph-rsid="001a1dbe"/>
    </style:style>
    <style:style style:name="P25" style:family="paragraph" style:parent-style-name="Standard">
      <style:text-properties officeooo:paragraph-rsid="001a1dbe"/>
    </style:style>
    <style:style style:name="P26" style:family="paragraph" style:parent-style-name="Standard">
      <style:text-properties officeooo:paragraph-rsid="001a6286"/>
    </style:style>
    <style:style style:name="P27" style:family="paragraph" style:parent-style-name="Standard">
      <style:text-properties officeooo:paragraph-rsid="0021de2a"/>
    </style:style>
    <style:style style:name="P28" style:family="paragraph" style:parent-style-name="Text_20_body" style:list-style-name="L1"/>
    <style:style style:name="P29" style:family="paragraph" style:parent-style-name="Text_20_body" style:list-style-name="L3"/>
    <style:style style:name="P30" style:family="paragraph" style:parent-style-name="Text_20_body" style:list-style-name="L3">
      <style:text-properties officeooo:paragraph-rsid="0020f04f"/>
    </style:style>
    <style:style style:name="P31" style:family="paragraph" style:parent-style-name="Text_20_body">
      <style:text-properties fo:font-weight="normal" officeooo:rsid="001fad04" style:font-weight-asian="normal" style:font-weight-complex="normal"/>
    </style:style>
    <style:style style:name="P32" style:family="paragraph" style:parent-style-name="Text_20_body">
      <style:text-properties fo:font-weight="normal" officeooo:rsid="001fad04" officeooo:paragraph-rsid="0020f04f" style:font-weight-asian="normal" style:font-weight-complex="normal"/>
    </style:style>
    <style:style style:name="P33" style:family="paragraph" style:parent-style-name="Text_20_body">
      <style:text-properties officeooo:paragraph-rsid="0020f04f"/>
    </style:style>
    <style:style style:name="T1" style:family="text">
      <style:text-properties officeooo:rsid="000a36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6ba" style:font-weight-asian="bold" style:font-weight-complex="bold"/>
    </style:style>
    <style:style style:name="T4" style:family="text">
      <style:text-properties fo:font-weight="bold" officeooo:rsid="0009603f" style:font-weight-asian="bold" style:font-weight-complex="bold"/>
    </style:style>
    <style:style style:name="T5" style:family="text">
      <style:text-properties fo:font-weight="bold" officeooo:rsid="00188dad" style:font-weight-asian="bold" style:font-weight-complex="bold"/>
    </style:style>
    <style:style style:name="T6" style:family="text">
      <style:text-properties fo:font-weight="bold" officeooo:rsid="001a1dbe" style:font-weight-asian="bold" style:font-weight-complex="bold"/>
    </style:style>
    <style:style style:name="T7" style:family="text">
      <style:text-properties fo:font-weight="bold" officeooo:rsid="0020f04f" style:font-weight-asian="bold" style:font-weight-complex="bold"/>
    </style:style>
    <style:style style:name="T8" style:family="text">
      <style:text-properties fo:font-weight="bold" officeooo:rsid="001a6286" style:font-weight-asian="bold" style:font-weight-complex="bold"/>
    </style:style>
    <style:style style:name="T9" style:family="text">
      <style:text-properties fo:font-weight="bold" officeooo:rsid="001fad0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a36ba" style:font-weight-asian="normal" style:font-weight-complex="normal"/>
    </style:style>
    <style:style style:name="T12" style:family="text">
      <style:text-properties fo:font-weight="normal" officeooo:rsid="00188dad" style:font-weight-asian="normal" style:font-weight-complex="normal"/>
    </style:style>
    <style:style style:name="T13" style:family="text">
      <style:text-properties fo:font-weight="normal" officeooo:rsid="001a1dbe" style:font-weight-asian="normal" style:font-weight-complex="normal"/>
    </style:style>
    <style:style style:name="T14" style:family="text">
      <style:text-properties fo:font-weight="normal" officeooo:rsid="001a6286" style:font-weight-asian="normal" style:font-weight-complex="normal"/>
    </style:style>
    <style:style style:name="T15" style:family="text">
      <style:text-properties fo:font-weight="normal" officeooo:rsid="0020f04f" style:font-weight-asian="normal" style:font-weight-complex="normal"/>
    </style:style>
    <style:style style:name="T16" style:family="text">
      <style:text-properties fo:font-weight="normal" officeooo:rsid="001fad04" style:font-weight-asian="normal" style:font-weight-complex="normal"/>
    </style:style>
    <style:style style:name="T17" style:family="text">
      <style:text-properties fo:color="#bcbec4" loext:opacity="100%" style:font-name="JetBrains Mono" fo:font-size="10pt" fo:font-style="normal" fo:font-weight="bold" officeooo:rsid="0009603f" style:font-size-asian="10pt" style:font-style-asian="normal" style:font-weight-asian="bold" style:font-weight-complex="bold"/>
    </style:style>
    <style:style style:name="T18" style:family="text">
      <style:text-properties fo:color="#bcbec4" loext:opacity="100%" style:font-name="JetBrains Mono" fo:font-size="10pt" fo:font-style="normal" fo:font-weight="bold" officeooo:rsid="0020f04f" style:font-size-asian="10pt" style:font-style-asian="normal" style:font-weight-asian="bold" style:font-weight-complex="bold"/>
    </style:style>
    <style:style style:name="T19" style:family="text">
      <style:text-properties officeooo:rsid="00175720"/>
    </style:style>
    <style:style style:name="T20" style:family="text">
      <style:text-properties officeooo:rsid="0018197e"/>
    </style:style>
    <style:style style:name="T21" style:family="text">
      <style:text-properties fo:color="#a8ff60" loext:opacity="100%" style:font-name="Inconsolata" fo:font-size="9.75pt" fo:font-weight="normal" officeooo:rsid="00188dad" style:font-weight-asian="normal" style:font-weight-complex="normal"/>
    </style:style>
    <style:style style:name="T22" style:family="text">
      <style:text-properties officeooo:rsid="001a6286"/>
    </style:style>
    <style:style style:name="T23" style:family="text">
      <style:text-properties officeooo:rsid="001f6abf"/>
    </style:style>
    <style:style style:name="T24" style:family="text">
      <style:text-properties officeooo:rsid="0020f04f"/>
    </style:style>
    <style:style style:name="T25" style:family="text">
      <style:text-properties officeooo:rsid="0021de2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ustering de comentários (Multicanal) <text:span text:style-name="T23">de vários comentários de vídeo do youtube usando deep learning e kmeans</text:span></text:p>
      <text:p text:style-name="P1"/>
      <text:p text:style-name="P1"><text:s/>Objetivo:</text:p>
      <text:p text:style-name="P3">- Conhecer a rede neural Boltzman machiners</text:p>
      <text:p text:style-name="P3">- Conhecer o pytorch</text:p>
      <text:p text:style-name="P3">- Organizar a extração de dado e guardar no minio s3</text:p>
      <text:p text:style-name="P3">- <text:span text:style-name="T1">Registrar, experimentos, métricas e modelos com Mlflow</text:span></text:p>
      <text:p text:style-name="P3">- Identificar padrões de linguagem , tópicos e tendencias de cada canal e vídeo</text:p>
      <text:p text:style-name="P3">- Interpretar para a equipe de negócio</text:p>
      <text:p text:style-name="P3"/>
      <text:h text:style-name="P8" text:outline-level="2">Tecnologias Utilizadas</text:h>
      <text:list text:style-name="L1">
        <text:list-item>
          <text:p text:style-name="P28"><text:span text:style-name="Strong_20_Emphasis">Python</text:span> (PyTorch, Scikit-learn, SpaCy, NumPy, Pandas)</text:p>
        </text:list-item>
        <text:list-item>
          <text:p text:style-name="P28"><text:span text:style-name="Strong_20_Emphasis">Boltzmann Machines</text:span> para extração de representações latentes</text:p>
        </text:list-item>
        <text:list-item>
          <text:p text:style-name="P28"><text:span text:style-name="Strong_20_Emphasis">MLflow</text:span> para registro de experimentos, métricas e artefatos</text:p>
        </text:list-item>
        <text:list-item>
          <text:p text:style-name="P28"><text:span text:style-name="Strong_20_Emphasis">MinIO (S3)</text:span> para armazenamento de datasets e modelos</text:p>
        </text:list-item>
        <text:list-item>
          <text:p text:style-name="P28"><text:span text:style-name="Strong_20_Emphasis">Plotly / Matplotlib / UMAP / t-SNE</text:span> para visualizações interativas</text:p>
        </text:list-item>
        <text:list-item>
          <text:p text:style-name="P28"><text:span text:style-name="Strong_20_Emphasis">APIs do YouTube</text:span> para coleta de comentários</text:p>
        </text:list-item>
      </text:list>
      <text:p text:style-name="P14"/>
      <text:p text:style-name="P2"/>
      <text:p text:style-name="P2"/>
      <text:p text:style-name="P2">Estrutura do Pipeline de coleta</text:p>
      <text:p text:style-name="P2"/>
      <text:p text:style-name="P4"><text:span text:style-name="T2">1 – Coleta de comentários</text:span>: Usar a api do youtube para buscar os comentários seguindo a sequência</text:p>
      <text:p text:style-name="P4">busca id_canal, busca_id_video, comentários.</text:p>
      <text:p text:style-name="P4"/>
      <text:p text:style-name="P4"><text:span text:style-name="T2">2 – Pré-processamento:</text:span> Remolçao de links, emojis, potuação, stopwords. Lematização. Tratamento para deixar em mínusculos e salvar o dataset processado no Minio.</text:p>
      <text:p text:style-name="P4"/>
      <text:p text:style-name="P5"><text:span text:style-name="T3">3 <text:s/>– Vetorização embedings: </text:span>TF-IDF ou embeddings (Word2Vec, FastText, GloVe)., <text:span text:style-name="T1">Boltzman Machine para gerar representação lattente e registrar no mlflow o aterfatro</text:span></text:p>
      <text:p text:style-name="P5"/>
      <text:p text:style-name="P5"><text:span text:style-name="T3">4- </text:span><text:span text:style-name="T2">Experimentos com Mlflow: </text:span>Registrar: hiperparâmetros RBM (n_hidden, learning_rate), clustering (n_clusters, algoritmo), métricas (Silhouette, Calinski-Harabasz) <text:span text:style-name="T1">e s</text:span>alvar gráficos, embeddings e artefatos no MinIO via Mlflow.</text:p>
      <text:p text:style-name="P4"/>
      <text:p text:style-name="P5"><text:span text:style-name="T11">5 - <text:s/></text:span><text:span text:style-name="T2">Clustering: </text:span>K-Means / DBSCAN / HDBSCAN sobre embeddings latentes, Salvar labels e embeddings finais no MinIO <text:span text:style-name="T1">e </text:span>Registrar métricas de clusterização no Mlflow.</text:p>
      <text:p text:style-name="P5"/>
      <text:p text:style-name="P5"><text:span text:style-name="T1">6 - </text:span><text:span text:style-name="T2">Interpretação de Clusters: </text:span><text:span text:style-name="T3">Extração de</text:span> comentários representativos, palavras-chave top-n por cluster. ags emergentes podem ser usadas para <text:span text:style-name="Strong_20_Emphasis">auto-tagging futuro </text:span>.</text:p>
      <text:p text:style-name="P5"/>
      <text:p text:style-name="P5"><text:span text:style-name="T1">7 – </text:span><text:span text:style-name="T2">Visualização: </text:span>t-SNE dos embeddings., Cores = cluster, símbolos = canal. <text:span text:style-name="T1">E </text:span>Salvar figuras no MinIO e registrar no Mlflow.</text:p>
      <text:p text:style-name="P5"/>
      <text:p text:style-name="P5"><text:span text:style-name="T1">8 - </text:span><text:span text:style-name="T2">Comparação entre Canais / Vídeos: Comparação entre Canais / Vídeos, <text:s/></text:span>Detectar segmentos comuns ou exclusivos. Detectar segmentos comuns ou exclusivos.</text:p>
      <text:p text:style-name="P5"><text:soft-page-break/></text:p>
      <text:p text:style-name="P5"/>
      <text:p text:style-name="P6">2- Construção do pipeline</text:p>
      <text:p text:style-name="P6"/>
      <text:p text:style-name="P7">Para a extração dos comentários do youtube, <text:span text:style-name="T22">eu coletei comentários de vídeo <text:s/>desde o dia 01 de janeiro de 2026 <text:s/>usando</text:span> o padrão de projeto cadeia de responsábilidade. <text:s/>Este padrão me permitiu criar classes, onde cada classe representa uma etapa de processamento do pipeline e os método, indicam o tipo de processamento em cada etapa, quando aplicavel, além de caso ela de erro em alguma etapa de processamento, a cadeia é interrompida.</text:p>
      <text:p text:style-name="P5"/>
      <text:p text:style-name="P11"/>
      <text:p text:style-name="P12"><text:span text:style-name="T19">3 – Estutura da rede neural</text:span></text:p>
      <text:p text:style-name="P18"/>
      <text:p text:style-name="P18">Para esse projeto, eu construi uma rede neural do tipo Boltzman Machines. Ela é uma rede neural que aprende uma represe<text:span text:style-name="T20">ntação latente doc comentários.</text:span></text:p>
      <text:p text:style-name="P18"/>
      <text:list text:style-name="L2">
        <text:list-item>
          <text:p text:style-name="P19">Cada neurônio oculto pode se tornar um neurônio especialista, capturando padrões de liguagem ou tópicos</text:p>
        </text:list-item>
        <text:list-item>
          <text:p text:style-name="P19">Esta representatção facilita a clusterização, visualização e interpretação de tendências em multiplos canais e vídeos.</text:p>
        </text:list-item>
        <text:list-item>
          <text:p text:style-name="P21">Logo em seguida, usi o kmeans para fazer os agrupamentos dos comentários.</text:p>
          <text:p text:style-name="P19"/>
        </text:list-item>
      </text:list>
      <text:p text:style-name="P15">4- Resultados obtidos</text:p>
      <text:p text:style-name="P20"><text:tab/>Com base no treinamento da rede neural, eu separe em seguintes clusters:</text:p>
      <text:p text:style-name="P20"/>
      <text:p text:style-name="P15">Cluster 0: Promoção:</text:p>
      <text:p text:style-name="P15"><text:tab/><text:span text:style-name="T10">Esse cluster está relacionado a links de <text:s/>promoções, afiiados e parcerias. Aparecem referencias a plataforma de lojas e streaming como, instant Gaming, Twitch, live pix e instragram.</text:span></text:p>
      <text:p text:style-name="P15"><text:span text:style-name="T10">Expressão como “Parceira oficial do canal” e “oficial canall https” indicam comentários promocionais ou automático de parceiros, ou seja, comentários de marketing e divulgação. Não há opinião sobre o conteúdo do vídeo.</text:span></text:p>
      <text:p text:style-name="P15"><text:span text:style-name="T10"/></text:p>
      <text:p text:style-name="P23"><text:span text:style-name="T12">Palavras chaves: <text:s/></text:span><text:span text:style-name="T10">"instant gaming", "canal https", "parceira oficial", "livepix gg", "lives twitch".</text:span></text:p>
      <text:p text:style-name="P24"><text:span text:style-name="T10">Nota: Expressões como “valeu”, “Bora”, “Salve”, mesmo pertecente ao cluster 0, se aglomeraram e ficaram distante dos outros pontos.</text:span></text:p>
      <text:p text:style-name="P23"><text:span text:style-name="T10"/></text:p>
      <text:p text:style-name="P15">Cluster 1 : Dicas de gameplay e Gestão de base</text:p>
      <text:p text:style-name="Standard"><text:span text:style-name="T5"><text:tab/></text:span><text:span text:style-name="T12">É grupo onde os inscritos discutem sobre as mecanicas do jogo. Apresenta linguagem causal com abreviações e também interação com o criador como: “Você vai e você pode”, ou seja, é um cluster de feedback e sugestões.</text:span></text:p>
      <text:p text:style-name="P23"><text:span text:style-name="T12">Palavras chaves : “</text:span><text:span text:style-name="Source_20_Text"><text:span text:style-name="T12">fábrica precisa</text:span></text:span><text:span text:style-name="T12">”, </text:span><text:span text:style-name="Source_20_Text"><text:span text:style-name="T12"><text:s/>"precisa crescer", <text:s/>"usina nuclear", <text:s/>"vc pode".</text:span></text:span></text:p>
      <text:p text:style-name="P23"><text:span text:style-name="Source_20_Text"><text:span text:style-name="T12"/></text:span></text:p>
      <text:p text:style-name="P25"><text:span text:style-name="Source_20_Text"><text:span text:style-name="T6">Cluster 2: Feedback:</text:span></text:span></text:p>
      <text:p text:style-name="P25"><text:span text:style-name="Source_20_Text"><text:span text:style-name="T6"><text:tab/></text:span></text:span><text:span text:style-name="Source_20_Text"><text:span text:style-name="T13">É o grupo </text:span></text:span><text:span text:style-name="Source_20_Text"><text:span text:style-name="T14">que apresenta feedbacks posivos e discursão de lore da série. Apresenta cuprimentos sazonais de feliza natal e ano novo.</text:span></text:span></text:p>
      <text:p text:style-name="P26"><text:span text:style-name="Source_20_Text"><text:span text:style-name="T14">Palavras chaves: </text:span></text:span><text:span text:style-name="Source_20_Text"><text:span text:style-name="T12">pra fazer","vc vai","pra vc", "próximo vídeo","jogo bom","desse jogo","nesse jogo","pra frente","vai dar", "ai vc",</text:span></text:span></text:p>
      <text:p text:style-name="P26"><text:span text:style-name="Source_20_Text"><text:span text:style-name="T14"/></text:span></text:p>
      <text:p text:style-name="P23"><text:span text:style-name="Source_20_Text"><text:span text:style-name="T21"/></text:span></text:p>
      <text:p text:style-name="P23"><text:span text:style-name="T12"/></text:p>
      <text:p text:style-name="Standard"><text:soft-page-break/><text:span text:style-name="T12"/></text:p>
      <text:p text:style-name="P17"/>
      <text:p text:style-name="P9"/>
      <text:p text:style-name="P13"/>
      <text:p text:style-name="P16">Cluster 3: Comentários técnicos</text:p>
      <text:p text:style-name="P9"><text:s/><text:tab/>É <text:span text:style-name="T22">o grupo onde há discusão sobre construção de base, relacionados a simuladores de estrátegia e construção de cidades/ jogos complexos</text:span></text:p>
      <text:p text:style-name="P9"/>
      <text:p text:style-name="P26"><text:span text:style-name="T22">Palavras chaves: "pra fazer", "dá pra", "main bus", "painel solar", "usina nuclear", "cidade”, <text:s/>“</text:span><text:span text:style-name="Source_20_Text"><text:span text:style-name="T22">acho ficaria”, “</text:span></text:span><text:span text:style-name="T22">japonesa",</text:span></text:p>
      <text:p text:style-name="P26"/>
      <text:p text:style-name="P26"/>
      <text:p text:style-name="P9"/>
      <text:p text:style-name="P9">=======================================================================</text:p>
      <text:p text:style-name="Text_20_body"><text:span text:style-name="T17"><text:line-break/></text:span><text:span text:style-name="T9">Olá, mais um projeto</text:span><text:span text:style-name="T17"><text:line-break/></text:span></text:p>
      <text:p text:style-name="P31">🚀 <text:span text:style-name="Strong_20_Emphasis">Analisando comentários do YouTube com Deep Learning + K-Means!</text:span></text:p>
      <text:p text:style-name="P32"><text:span text:style-name="Strong_20_Emphasis"/></text:p>
      <text:p text:style-name="Text_20_body"><text:span text:style-name="T24">Eu desenvolvi u </text:span>m <text:span text:style-name="Strong_20_Emphasis">pipeline de análise multicanal</text:span> de comentários de vídeos do YouTube usando <text:span text:style-name="Strong_20_Emphasis">Deep Learning</text:span> e <text:span text:style-name="Strong_20_Emphasis">clusterização, </text:span><text:span text:style-name="Strong_20_Emphasis"><text:span text:style-name="T15">com o objetivo de transformar </text:span></text:span>comentários em <text:span text:style-name="Strong_20_Emphasis">insights acionáveis</text:span> para a equipe de negócios.</text:p>
      <text:p text:style-name="P33">🔧 <text:span text:style-name="Strong_20_Emphasis">Tecnologias aplicadas:</text:span></text:p>
      <text:list text:style-name="L3">
        <text:list-item>
          <text:p text:style-name="P30"><text:span text:style-name="Strong_20_Emphasis">Python 🐍</text:span> – Para todo pipeline e processamento de dados</text:p>
        </text:list-item>
        <text:list-item>
          <text:p text:style-name="P30"><text:span text:style-name="Strong_20_Emphasis">PyTorch ⚡</text:span> – Treinamento da RBM e extração de embeddings</text:p>
        </text:list-item>
        <text:list-item>
          <text:p text:style-name="P30"><text:span text:style-name="Strong_20_Emphasis">Scikit-learn 📊</text:span> – Clusterização e métricas (K-Means, DBSCAN)</text:p>
        </text:list-item>
        <text:list-item>
          <text:p text:style-name="P30"><text:span text:style-name="Strong_20_Emphasis">SpaCy ✍️</text:span> – Pré-processamento de texto e lematização</text:p>
        </text:list-item>
        <text:list-item>
          <text:p text:style-name="P30"><text:span text:style-name="Strong_20_Emphasis">NumPy / Pandas 📈</text:span> – Manipulação de dados e vetorização</text:p>
        </text:list-item>
        <text:list-item>
          <text:p text:style-name="P30"><text:span text:style-name="Strong_20_Emphasis">MLflow 🧪</text:span> – Registro de experimentos, métricas e artefatos</text:p>
        </text:list-item>
        <text:list-item>
          <text:p text:style-name="P30"><text:span text:style-name="Strong_20_Emphasis">MinIO / S3 ☁️</text:span> – Armazenamento de datasets e modelos</text:p>
        </text:list-item>
        <text:list-item>
          <text:p text:style-name="P30"><text:span text:style-name="Strong_20_Emphasis">Plotly / Matplotlib / t-SNE / UMAP 🎨</text:span> – Visualizações interativas</text:p>
        </text:list-item>
      </text:list>
      <text:p text:style-name="Text_20_body"/>
      <text:p text:style-name="Text_20_body">🎯 <text:span text:style-name="Strong_20_Emphasis">O que </text:span><text:span text:style-name="Strong_20_Emphasis"><text:span text:style-name="T24">foi feito?</text:span></text:span><text:span text:style-name="Strong_20_Emphasis">:</text:span><text:line-break/>1️⃣ <text:span text:style-name="Strong_20_Emphasis">Coleta inteligente:</text:span> Comentários por canal e vídeo via API do YouTube, usando o padrão <text:span text:style-name="Strong_20_Emphasis">Chain of Responsibility</text:span> para etapas modulares.<text:line-break/>2️⃣ <text:span text:style-name="Strong_20_Emphasis">Pré-processamento:</text:span> Remoção de links, emojis, pontuação, stopwords + lematização. Todo dataset foi salvo no <text:span text:style-name="Strong_20_Emphasis">MinIO (S3)</text:span>.<text:line-break/>3️⃣ <text:span text:style-name="Strong_20_Emphasis">Representação latente:</text:span> Treinamento de <text:span text:style-name="Strong_20_Emphasis">Restricted Boltzmann Machines (RBM)</text:span> para capturar padrões de linguagem e tópicos ocultos.<text:line-break/>4️⃣ <text:span text:style-name="Strong_20_Emphasis">Clusterização:</text:span> K-Means sobre embeddings latentes. Métricas como <text:span text:style-name="Strong_20_Emphasis">Silhouette</text:span> e <text:span text:style-name="Strong_20_Emphasis">Calinski-Harabasz</text:span> registradas no <text:span text:style-name="Strong_20_Emphasis">MLflow</text:span>.<text:line-break/><text:soft-page-break/>5️⃣ <text:span text:style-name="Strong_20_Emphasis">Visualização:</text:span> t-SNE <text:s/>com cores por cluster e símbolos por canal.<text:line-break/>6️⃣ <text:span text:style-name="Strong_20_Emphasis">Interpretação:</text:span> Extração de palavras-chave e comentários representativos de cada cluster.</text:p>
      <text:p text:style-name="Text_20_body">✨ <text:span text:style-name="Strong_20_Emphasis">Principais clusters encontrados:</text:span></text:p>
      <text:p text:style-name="Text_20_body"><text:span text:style-name="Strong_20_Emphasis">Cluster 0 – Promoção / Marketing</text:span><text:line-break/>📌 Palavras-chave: <text:span text:style-name="Emphasis">"instant gaming"</text:span>, <text:span text:style-name="Emphasis">"canal https"</text:span>, <text:span text:style-name="Emphasis">"parceira oficial"</text:span>, <text:span text:style-name="Emphasis">"livepix gg"</text:span><text:line-break/>💡 Comentários de parceiros, promoções e links. Alguns cumprimentos como “Bora” também aparecem.<text:line-break/>🎯💰 (marketing, dinheiro, promoções)</text:p>
      <text:p text:style-name="Text_20_body"><text:span text:style-name="Strong_20_Emphasis">Cluster 1 – Dicas de Gameplay / Estratégia</text:span><text:line-break/>📌 Palavras-chave: <text:span text:style-name="Emphasis">"fábrica precisa"</text:span>, <text:span text:style-name="Emphasis">"precisa crescer"</text:span>, <text:span text:style-name="Emphasis">"usina nuclear"</text:span>, <text:span text:style-name="Emphasis">"vc pode"</text:span><text:line-break/>💡 Feedback sobre mecânicas do jogo, sugestões e interação com o criador.<text:line-break/> 🕹️💡 (estratégia, dicas de jogo)</text:p>
      <text:p text:style-name="Text_20_body"><text:span text:style-name="Strong_20_Emphasis">Cluster 2 – Feedback / Discussão da Lore</text:span><text:line-break/>📌 Palavras-chave: <text:span text:style-name="Emphasis">"pra fazer"</text:span>, <text:span text:style-name="Emphasis">"vc vai"</text:span>, <text:span text:style-name="Emphasis">"próximo vídeo"</text:span>, <text:span text:style-name="Emphasis">"jogo bom"</text:span><text:line-break/>💡 Discussão sobre conteúdos, feedback positivo e cumprimentos sazonais.<text:line-break/> 🎉📝 (conversa animada, feedback)</text:p>
      <text:p text:style-name="P27"><text:span text:style-name="T8">Cluster 3: Comentários técnicos</text:span></text:p>
      <text:p text:style-name="P27"><text:span text:style-name="T8">📌 </text:span><text:span text:style-name="T14">Palavras chaves: "pra fazer", "dá pra", "main bus", "painel solar", "usina nuclear", "cidade”, <text:s/>“</text:span><text:span text:style-name="Source_20_Text"><text:span text:style-name="T14">acho ficaria”, “</text:span></text:span><text:span text:style-name="T14">japonesa".</text:span></text:p>
      <text:p text:style-name="P10"><text:s/>💡<text:span text:style-name="T25">D</text:span><text:span text:style-name="T22">iscusão sobre construção de base, relacionados a simuladores de estrátegia e construção de cidades/ jogos complexos.</text:span><text:line-break/>🏗️🛠️ <text:span text:style-name="Emphasis">(construção, estratégia, engenharia, cidades)</text:span></text:p>
      <text:p text:style-name="P10"/>
      <text:p text:style-name="P10"/>
      <text:p text:style-name="P27"/>
      <text:p text:style-name="P27"/>
      <text:p text:style-name="Horizontal_20_Line"/>
      <text:p text:style-name="Text_20_body"><text:span text:style-name="Strong_20_Emphasis"/></text:p>
      <text:p text:style-name="Text_20_body">💬 Esse pipeline não apenas organiza grandes volumes de comentários, mas também <text:span text:style-name="Strong_20_Emphasis">ajuda a identificar padrões de linguagem, tendências e insights estratégicos</text:span> por canal e vídeo.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consolata" svg:font-family="Inconsolata, Monaco, Consolas, 'Courier New', Courier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7.2$Linux_X86_64 LibreOffice_project/420$Build-2</meta:generator>
    <dc:date>2026-03-01T22:07:39.097075203</dc:date>
    <meta:editing-duration>PT5H27M38S</meta:editing-duration>
    <meta:editing-cycles>15</meta:editing-cycles>
    <meta:document-statistic meta:table-count="0" meta:image-count="0" meta:object-count="0" meta:page-count="4" meta:paragraph-count="71" meta:word-count="1092" meta:character-count="7440" meta:non-whitespace-character-count="6394"/>
  </office:meta>
</office:document-meta>
</file>